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cc087" officeooo:paragraph-rsid="000dd2a7"/>
    </style:style>
    <style:style style:name="P2" style:family="paragraph" style:parent-style-name="Standard">
      <style:text-properties fo:color="#000000" officeooo:rsid="000cc087" officeooo:paragraph-rsid="0011e203"/>
    </style:style>
    <style:style style:name="P3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0dd2a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122de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0cc08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1377b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3ce25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1377b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1a47e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1c316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266d4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3b213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weight="normal" officeooo:rsid="002867ef" officeooo:paragraph-rsid="002867ef" style:font-weight-asian="normal" style:font-weight-complex="normal"/>
    </style:style>
    <style:style style:name="P14" style:family="paragraph" style:parent-style-name="Standard">
      <style:text-properties fo:color="#000000" fo:font-weight="normal" officeooo:rsid="000dd2a7" officeooo:paragraph-rsid="000cc08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cc087" officeooo:paragraph-rsid="000cc08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paragraph-rsid="002c5495" style:font-weight-asian="normal" style:font-weight-complex="normal"/>
    </style:style>
    <style:style style:name="P18" style:family="paragraph" style:parent-style-name="Standard">
      <style:text-properties fo:color="#a3238e" fo:font-weight="normal" officeooo:rsid="000cc087" officeooo:paragraph-rsid="000cc087" style:font-weight-asian="normal" style:font-weight-complex="normal"/>
    </style:style>
    <style:style style:name="P19" style:family="paragraph" style:parent-style-name="Standard">
      <style:text-properties fo:color="#a3238e" fo:font-weight="normal" officeooo:rsid="000dd2a7" officeooo:paragraph-rsid="000dd2a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a3238e" fo:font-weight="normal" officeooo:rsid="000dd2a7" officeooo:paragraph-rsid="001a47ec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a3238e" fo:font-weight="normal" officeooo:rsid="00189f67" officeooo:paragraph-rsid="00189f6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a3238e" fo:font-weight="normal" officeooo:rsid="00189f67" officeooo:paragraph-rsid="001c3162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a3238e" fo:font-weight="normal" officeooo:rsid="0022684c" officeooo:paragraph-rsid="00266d4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a3238e" fo:font-weight="normal" officeooo:rsid="002867ef" officeooo:paragraph-rsid="002867e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a3238e" fo:font-weight="normal" officeooo:rsid="002a04ab" officeooo:paragraph-rsid="002a04a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a3238e" fo:font-weight="normal" officeooo:rsid="002b44ba" officeooo:paragraph-rsid="002b44ba" style:font-weight-asian="normal" style:font-weight-complex="normal"/>
    </style:style>
    <style:style style:name="P27" style:family="paragraph" style:parent-style-name="Standard">
      <style:text-properties fo:color="#000000" officeooo:rsid="002b44ba" officeooo:paragraph-rsid="003f6a06"/>
    </style:style>
    <style:style style:name="P28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3f6a0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3f6a06" style:font-weight-asian="normal" style:font-weight-complex="normal"/>
    </style:style>
    <style:style style:name="T1" style:family="text">
      <style:text-properties fo:color="#a3238e"/>
    </style:style>
    <style:style style:name="T2" style:family="text">
      <style:text-properties fo:color="#a3238e" fo:font-weight="normal" style:font-weight-asian="normal" style:font-weight-complex="normal"/>
    </style:style>
    <style:style style:name="T3" style:family="text">
      <style:text-properties fo:color="#a3238e" fo:font-weight="normal" officeooo:rsid="000dd2a7" style:font-weight-asian="normal" style:font-weight-complex="normal"/>
    </style:style>
    <style:style style:name="T4" style:family="text">
      <style:text-properties fo:color="#a3238e" fo:font-weight="normal" officeooo:rsid="0011e203" style:font-weight-asian="normal" style:font-weight-complex="normal"/>
    </style:style>
    <style:style style:name="T5" style:family="text">
      <style:text-properties fo:color="#a3238e" officeooo:rsid="000dd2a7"/>
    </style:style>
    <style:style style:name="T6" style:family="text">
      <style:text-properties fo:color="#a3238e" officeooo:rsid="0011e203"/>
    </style:style>
    <style:style style:name="T7" style:family="text">
      <style:text-properties fo:color="#a3238e" officeooo:rsid="001377b9"/>
    </style:style>
    <style:style style:name="T8" style:family="text">
      <style:text-properties fo:color="#a3238e" officeooo:rsid="00164983"/>
    </style:style>
    <style:style style:name="T9" style:family="text">
      <style:text-properties fo:color="#a3238e" officeooo:rsid="00189f67"/>
    </style:style>
    <style:style style:name="T10" style:family="text">
      <style:text-properties fo:color="#a3238e" officeooo:rsid="0022684c"/>
    </style:style>
    <style:style style:name="T11" style:family="text">
      <style:text-properties fo:color="#a3238e" officeooo:rsid="002867ef"/>
    </style:style>
    <style:style style:name="T12" style:family="text">
      <style:text-properties fo:color="#a3238e" officeooo:rsid="0035ed47"/>
    </style:style>
    <style:style style:name="T13" style:family="text">
      <style:text-properties fo:color="#a3238e" officeooo:rsid="003ce255"/>
    </style:style>
    <style:style style:name="T14" style:family="text">
      <style:text-properties fo:color="#a3238e" officeooo:rsid="002b44ba"/>
    </style:style>
    <style:style style:name="T15" style:family="text">
      <style:text-properties fo:color="#000000"/>
    </style:style>
    <style:style style:name="T16" style:family="text">
      <style:text-properties fo:color="#000000" officeooo:rsid="0016498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b4b02" style:font-weight-asian="normal" style:font-weight-complex="normal"/>
    </style:style>
    <style:style style:name="T19" style:family="text">
      <style:text-properties fo:font-weight="normal" officeooo:rsid="002dd77c" style:font-weight-asian="normal" style:font-weight-complex="normal"/>
    </style:style>
    <style:style style:name="T20" style:family="text">
      <style:text-properties officeooo:rsid="000dd2a7"/>
    </style:style>
    <style:style style:name="T21" style:family="text">
      <style:text-properties officeooo:rsid="001377b9"/>
    </style:style>
    <style:style style:name="T22" style:family="text">
      <style:text-properties fo:color="#111111" officeooo:rsid="0017ed69"/>
    </style:style>
    <style:style style:name="T23" style:family="text">
      <style:text-properties fo:color="#111111" officeooo:rsid="000dd2a7"/>
    </style:style>
    <style:style style:name="T24" style:family="text">
      <style:text-properties fo:color="#111111" officeooo:rsid="00189f67"/>
    </style:style>
    <style:style style:name="T25" style:family="text">
      <style:text-properties fo:color="#111111" officeooo:rsid="001c3162"/>
    </style:style>
    <style:style style:name="T26" style:family="text">
      <style:text-properties fo:color="#111111" officeooo:rsid="003ffe69"/>
    </style:style>
    <style:style style:name="T27" style:family="text">
      <style:text-properties officeooo:rsid="00189f67"/>
    </style:style>
    <style:style style:name="T28" style:family="text">
      <style:text-properties officeooo:rsid="001a47ec"/>
    </style:style>
    <style:style style:name="T29" style:family="text">
      <style:text-properties officeooo:rsid="001f7cdb"/>
    </style:style>
    <style:style style:name="T30" style:family="text">
      <style:text-properties officeooo:rsid="0022684c"/>
    </style:style>
    <style:style style:name="T31" style:family="text">
      <style:text-properties officeooo:rsid="002867ef"/>
    </style:style>
    <style:style style:name="T32" style:family="text">
      <style:text-properties officeooo:rsid="0035ed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23.001.820 – Central Especializada de Alta Performance Aposentadoria por Idade</text:p>
      <text:p text:style-name="P16"/>
      <text:p text:style-name="P17">Nome d<text:span text:style-name="T1">(artigo gênero)</text:span> requerente: <text:span text:style-name="T1">(nome do requerente)</text:span></text:p>
      <text:p text:style-name="P17"/>
      <text:p text:style-name="P16">Trata-se de requerimento de aposentadoria por idade.</text:p>
      <text:p text:style-name="P16"/>
      <text:p text:style-name="P15"><text:span text:style-name="T15">A data de nascimento d</text:span><text:span text:style-name="T1">(artigo gênero)</text:span><text:span text:style-name="T15"> requerente é </text:span><text:span text:style-name="T1">(data de nascimento)</text:span><text:span text:style-name="T15">. A data de entrada do requerimento – </text:span><text:span text:style-name="T16">DER</text:span><text:span text:style-name="T15"> é </text:span><text:span text:style-name="T1">(DER)</text:span><text:span text:style-name="T15">. Portanto, a idade na DER é de </text:span><text:span text:style-name="T1">(idade na DER)</text:span><text:span text:style-name="T15">.</text:span></text:p>
      <text:p text:style-name="P5"/>
      <text:p text:style-name="P3">Trata-se de requerente do sexo <text:span text:style-name="T1">(sexo)</text:span>.</text:p>
      <text:p text:style-name="P3"/>
      <text:p text:style-name="P10"><text:span text:style-name="T27">Considerando que o ingresso no RGPS ocorreu em </text:span><text:span text:style-name="T5">(data de filiação)</text:span><text:span text:style-name="T23">, </text:span><text:span text:style-name="T9">(filiação&gt;13/11/2019? “antes da”/“após </text:span><text:span text:style-name="T12">a</text:span><text:span text:style-name="T9">”)</text:span><text:span text:style-name="T24"> publicação da Emenda Constitucional 103/2019, em</text:span><text:span text:style-name="T27"> 13/11/2019. Assim, </text:span><text:span text:style-name="T9">(filiação&gt;13/11/2019? “atende”/“não atende”)</text:span><text:span text:style-name="T27"> o primeiro requisito para análise quanto à concessão por direito adquirido à aposentadoria antes da publicação da </text:span><text:span text:style-name="T24">Emenda Constitucional 103/2019 </text:span><text:span text:style-name="T25">e/ou pela regra transitória do art. 18 da citada emenda. </text:span><text:span text:style-name="T26">Passa-se à análise de direito pelas regras de concessão do benefício.</text:span></text:p>
      <text:p text:style-name="P3"/>
      <text:p text:style-name="P29"><text:span text:style-name="T29">Quanto ao direito adquirido à aposentadoria antes da publicação da Emenda Constitucional 103/2019, são necessários, cumulativamente, </text:span><text:span text:style-name="T5">(idade até 13/11/2019)</text:span><text:span text:style-name="T20"> de idade e 180 </text:span><text:span text:style-name="T22">contribuições para fins de carência completos até 13/11/2019</text:span><text:span text:style-name="T20">. A idade em 13/11/2019 era de </text:span><text:span text:style-name="T6">(</text:span><text:span text:style-name="T5">idade </text:span><text:span text:style-name="T6">efetiva </text:span><text:span text:style-name="T5">até 13/11/2019</text:span><text:span text:style-name="T6">)</text:span><text:span text:style-name="T20">, e a carência apurada até esta data foi de </text:span><text:span text:style-name="T5">(carência </text:span><text:span text:style-name="T6">efetiva</text:span><text:span text:style-name="T5"> </text:span><text:span text:style-name="T6">em</text:span><text:span text:style-name="T5"> 13/11/2019)</text:span><text:span text:style-name="T20"> contribuições. Portanto,</text:span><text:span text:style-name="T5"> (direito em 13/11/2019 - </text:span><text:span text:style-name="T14">“não foi reconhecido o direito”/“foi reconhecido o direito”</text:span><text:span text:style-name="T5">)</text:span><text:span text:style-name="T20"> adquirido antes da publicação da Emenda Constitucional 103/2019.</text:span></text:p>
      <text:p text:style-name="P4"/>
      <text:p text:style-name="P28"><text:span text:style-name="T29">Quanto ao</text:span> direito pela regra transitória do art. 18 da <text:span text:style-name="T20">Emenda Constitucional 103/2019 após 13/11/2019, considerado até </text:span><text:span text:style-name="T5">(data de verificação dos requisitos do art. 18 da EC)</text:span><text:span text:style-name="T20">, são necessários, cumulativamente,</text:span> <text:span text:style-name="T1">(idade exigida na </text:span><text:span text:style-name="T5">data de verificação dos requisitos do art. 18 da EC</text:span><text:span text:style-name="T1">) </text:span><text:span text:style-name="T28">de idade</text:span>, <text:span text:style-name="T21">com 180 contribuições para fins de carência e 15 anos de tempo de contribuição completos</text:span>. <text:span text:style-name="T20">Foram apuradas a idade de </text:span><text:span text:style-name="T5">(idade </text:span><text:span text:style-name="T13">efetiva</text:span><text:span text:style-name="T6"> </text:span><text:span text:style-name="T5">até </text:span><text:span text:style-name="T13">a</text:span><text:span text:style-name="T5"> data de verificação dos requisitos do art. 18 da EC)</text:span><text:span text:style-name="T20">, </text:span><text:span text:style-name="T5">(carência </text:span><text:span text:style-name="T7">apurada </text:span><text:span text:style-name="T5">na data de verificação dos requisitos do art. 18 da EC)</text:span><text:span text:style-name="T20"> contribuições para fins de carência e </text:span><text:span text:style-name="T5">(tempo de contribuição </text:span><text:span text:style-name="T7">apurado na </text:span><text:span text:style-name="T5">data de verificação dos requisitos do art. 18 da EC)</text:span><text:span text:style-name="T20"> de tempo de contribuição até </text:span><text:span text:style-name="T5">(data de verificação dos requisitos do art. 18 da EC)</text:span><text:span text:style-name="T20">. Portanto, </text:span><text:span text:style-name="T5">(direito </text:span><text:span text:style-name="T7">na </text:span><text:span text:style-name="T5">data de verificação dos requisitos do art. 18 da EC - </text:span><text:span text:style-name="T14">“não foi reconhecido o direito”/“foi reconhecido o direito”</text:span><text:span text:style-name="T5">)</text:span><text:span text:style-name="T20"> pela regra transitória do </text:span>art. 18 da <text:span text:style-name="T20">Emenda Constitucional 103/2019 até </text:span><text:span text:style-name="T5">(data de verificação dos requisitos do art. 18 da EC)</text:span><text:span text:style-name="T20">.</text:span></text:p>
      <text:p text:style-name="P8"/>
      <text:p text:style-name="P28"><text:span text:style-name="T29">Quanto ao</text:span> direito pela regra <text:span text:style-name="T30">geral do art. 19 da Emenda Constitucional 103/2019, são necessários, cumulativamente, </text:span><text:span text:style-name="T10">(idade requisito art. 19 da EC)</text:span><text:span text:style-name="T30"> de idade, 180 contribuições para fins de carência e 20 anos de tempo de contribuição. Foram apurados, até a DER, </text:span><text:span text:style-name="T10">(idade na DER) </text:span><text:span text:style-name="T31">de idade,</text:span><text:span text:style-name="T10"> (</text:span><text:span text:style-name="T11">carência na DER) </text:span><text:span text:style-name="T31">contribuições para fins de carência e</text:span><text:span text:style-name="T11"> (Tempo de contribuição na DER) </text:span><text:span text:style-name="T31">de tempo de contribuição. Portanto </text:span><text:span text:style-name="T11">(direito na regra do art. 19 da EC </text:span><text:span text:style-name="T14">“não foi reconhecido o direito”/“foi reconhecido o direito”</text:span><text:span text:style-name="T11">)</text:span><text:span text:style-name="T31"> à aposentadoria pela regra do art. 19 da Emenda Constitucional 103/2019.</text:span></text:p>
      <text:p text:style-name="P14"/>
      <text:p text:style-name="P27"><text:span text:style-name="T17">Pelo exposto, </text:span><text:span text:style-name="T2">(verificação do direito à concessão da aposentadoria “não foi reconhecido o direito”/“foi reconhecido o direito”) </text:span><text:span text:style-name="T17">à concessão da aposent</text:span><text:span text:style-name="T18">a</text:span><text:span text:style-name="T17">doria </text:span><text:span text:style-name="T19">por idade</text:span><text:span text:style-name="T17">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(nome do requerente)</text:p>
      <text:p text:style-name="P18">(sexo)</text:p>
      <text:p text:style-name="P18">(artigo gênero)</text:p>
      <text:p text:style-name="P18">(data de nascimento)</text:p>
      <text:p text:style-name="P18">(DER)</text:p>
      <text:p text:style-name="P18">(idade na DER)</text:p>
      <text:p text:style-name="P19">(data de filiação)</text:p>
      <text:p text:style-name="P21">(filiação&gt;13/11/2019? “antes da”/“após <text:span text:style-name="T32">a</text:span>”)</text:p>
      <text:p text:style-name="P22">(filiação&gt;13/11/2019? “atende”/“não atende”)</text:p>
      <text:p text:style-name="P1"><text:span text:style-name="T3">(idade </text:span><text:span text:style-name="T4">exigida </text:span><text:span text:style-name="T3">até 13/11/2019)</text:span></text:p>
      <text:p text:style-name="P19">(carência exigida até 13/11/2019)</text:p>
      <text:p text:style-name="P2"><text:span text:style-name="T4">(</text:span><text:span text:style-name="T3">idade </text:span><text:span text:style-name="T4">efetiva </text:span><text:span text:style-name="T3">até 13/11/2019</text:span><text:span text:style-name="T4">)</text:span></text:p>
      <text:p text:style-name="P2"><text:span text:style-name="T3">(carência </text:span><text:span text:style-name="T4">efetiva</text:span><text:span text:style-name="T3"> </text:span><text:span text:style-name="T4">em</text:span><text:span text:style-name="T3"> 13/11/2019)</text:span></text:p>
      <text:p text:style-name="P6"><text:span text:style-name="T5">(direito em 13/11/2019 - “não </text:span><text:span text:style-name="T8">possui</text:span><text:span text:style-name="T5">”/“</text:span><text:span text:style-name="T8">possui</text:span><text:span text:style-name="T5">”)</text:span></text:p>
      <text:p text:style-name="P20">(data de verificação dos requisitos do art. 18 da EC)</text:p>
      <text:p text:style-name="P12"><text:span text:style-name="T1">(idade exigida na </text:span><text:span text:style-name="T5">data de verificação dos requisitos do art. 18 da EC</text:span><text:span text:style-name="T1">)</text:span></text:p>
      <text:p text:style-name="P7"><text:span text:style-name="T5">(idade </text:span><text:span text:style-name="T13">efetiva</text:span><text:span text:style-name="T6"> </text:span><text:span text:style-name="T5">até </text:span><text:span text:style-name="T13">a</text:span><text:span text:style-name="T5"> data de verificação dos requisitos do art. 18 da EC)</text:span></text:p>
      <text:p text:style-name="P9"><text:span text:style-name="T5">(carência </text:span><text:span text:style-name="T7">apurada </text:span><text:span text:style-name="T5">na data de verificação dos requisitos do art. 18 da EC)</text:span></text:p>
      <text:p text:style-name="P9"><text:span text:style-name="T5">(tempo de contribuição </text:span><text:span text:style-name="T7">apurado na </text:span><text:span text:style-name="T5">data de verificação dos requisitos do art. 18 da EC)</text:span></text:p>
      <text:p text:style-name="P11"><text:span text:style-name="T5">(direito </text:span><text:span text:style-name="T7">na </text:span><text:span text:style-name="T5">data de verificação dos requisitos do art. 18 da EC - “não </text:span><text:span text:style-name="T8">possui</text:span><text:span text:style-name="T5">”/“</text:span><text:span text:style-name="T8">possui</text:span><text:span text:style-name="T5">”)</text:span></text:p>
      <text:p text:style-name="P23">(idade requisito art. 19 da EC)</text:p>
      <text:p text:style-name="P13"><text:span text:style-name="T10">(</text:span><text:span text:style-name="T1">carência na DER)</text:span></text:p>
      <text:p text:style-name="P24">(Tempo de contribuição na DER)</text:p>
      <text:p text:style-name="P25">(direito na regra do art. 19 da EC “não possui”/“possui”)</text:p>
      <text:p text:style-name="P26">(verificação do direito à concessão da aposentadoria “não foi”/“foi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0:01:59.830000000</meta:creation-date>
    <dc:date>2020-05-22T04:08:11.324000000</dc:date>
    <meta:editing-duration>PT11H24M18S</meta:editing-duration>
    <meta:editing-cycles>32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35" meta:word-count="647" meta:character-count="4198" meta:non-whitespace-character-count="3584"/>
  </office:meta>
</office:document-meta>
</file>